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ae28" officeooo:paragraph-rsid="001dae28"/>
    </style:style>
    <style:style style:name="P2" style:family="paragraph" style:parent-style-name="Standard">
      <style:text-properties officeooo:rsid="0021d972" officeooo:paragraph-rsid="0021d972"/>
    </style:style>
    <style:style style:name="P3" style:family="paragraph" style:parent-style-name="Standard">
      <style:text-properties officeooo:rsid="0021d972" officeooo:paragraph-rsid="00283e9c"/>
    </style:style>
    <style:style style:name="P4" style:family="paragraph" style:parent-style-name="Standard">
      <style:text-properties officeooo:rsid="0022ef7c" officeooo:paragraph-rsid="0022ef7c"/>
    </style:style>
    <style:style style:name="P5" style:family="paragraph" style:parent-style-name="Standard">
      <style:text-properties officeooo:rsid="00234427" officeooo:paragraph-rsid="00234427"/>
    </style:style>
    <style:style style:name="P6" style:family="paragraph" style:parent-style-name="Standard">
      <style:text-properties officeooo:paragraph-rsid="00234427"/>
    </style:style>
    <style:style style:name="P7" style:family="paragraph" style:parent-style-name="Standard">
      <style:text-properties officeooo:rsid="002a3560" officeooo:paragraph-rsid="002a3560"/>
    </style:style>
    <style:style style:name="P8" style:family="paragraph" style:parent-style-name="Standard">
      <style:text-properties officeooo:rsid="002a3560" officeooo:paragraph-rsid="002cf36d"/>
    </style:style>
    <style:style style:name="P9" style:family="paragraph" style:parent-style-name="Standard">
      <style:text-properties officeooo:rsid="0032a04c" officeooo:paragraph-rsid="0032a04c"/>
    </style:style>
    <style:style style:name="P10" style:family="paragraph" style:parent-style-name="Standard">
      <style:text-properties fo:font-weight="normal" officeooo:rsid="0021d972" officeooo:paragraph-rsid="0021d972" style:font-weight-asian="normal" style:font-weight-complex="normal"/>
    </style:style>
    <style:style style:name="P11" style:family="paragraph" style:parent-style-name="Standard">
      <style:text-properties officeooo:rsid="004f6506" officeooo:paragraph-rsid="004f6506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paragraph-rsid="003e6457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paragraph-rsid="00409e4a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paragraph-rsid="00234427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paragraph-rsid="0047df86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4f6506" officeooo:paragraph-rsid="005c0f34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4f6506" officeooo:paragraph-rsid="004f6506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5bc21f" officeooo:paragraph-rsid="005bc21f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645fda" officeooo:paragraph-rsid="00645fda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4f6506" officeooo:paragraph-rsid="005a5d56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4f6506" officeooo:paragraph-rsid="004f6506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645fda" officeooo:paragraph-rsid="00645fda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6c4e4e" officeooo:paragraph-rsid="006c4e4e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6c4e4e" officeooo:paragraph-rsid="007167b9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90f7e5" officeooo:paragraph-rsid="0090f7e5"/>
    </style:style>
    <style:style style:name="P26" style:family="paragraph" style:parent-style-name="Standard">
      <style:paragraph-properties fo:margin-left="2.501cm" fo:margin-right="0cm" fo:text-indent="0cm" style:auto-text-indent="false"/>
      <style:text-properties officeooo:paragraph-rsid="003e6457"/>
    </style:style>
    <style:style style:name="P27" style:family="paragraph" style:parent-style-name="Standard">
      <style:paragraph-properties fo:margin-left="2.501cm" fo:margin-right="0cm" fo:text-indent="0cm" style:auto-text-indent="false"/>
      <style:text-properties officeooo:paragraph-rsid="00409e4a"/>
    </style:style>
    <style:style style:name="P28" style:family="paragraph" style:parent-style-name="Standard">
      <style:paragraph-properties fo:margin-left="2.501cm" fo:margin-right="0cm" fo:text-indent="0cm" style:auto-text-indent="false"/>
      <style:text-properties officeooo:paragraph-rsid="00465aa1"/>
    </style:style>
    <style:style style:name="P29" style:family="paragraph" style:parent-style-name="Standard">
      <style:paragraph-properties fo:margin-left="2.501cm" fo:margin-right="0cm" fo:text-indent="0cm" style:auto-text-indent="false"/>
      <style:text-properties officeooo:paragraph-rsid="0047df86"/>
    </style:style>
    <style:style style:name="P30" style:family="paragraph" style:parent-style-name="Standard">
      <style:paragraph-properties fo:margin-left="2.501cm" fo:margin-right="0cm" fo:text-indent="0cm" style:auto-text-indent="false"/>
      <style:text-properties officeooo:paragraph-rsid="0058814b"/>
    </style:style>
    <style:style style:name="P31" style:family="paragraph" style:parent-style-name="Standard">
      <style:text-properties officeooo:rsid="00234427" officeooo:paragraph-rsid="003e6457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officeooo:rsid="005c0f34" officeooo:paragraph-rsid="005c0f34"/>
    </style:style>
    <style:style style:name="T1" style:family="text">
      <style:text-properties officeooo:rsid="001f7ba1"/>
    </style:style>
    <style:style style:name="T2" style:family="text">
      <style:text-properties officeooo:rsid="0020f32d"/>
    </style:style>
    <style:style style:name="T3" style:family="text">
      <style:text-properties officeooo:rsid="0021d972"/>
    </style:style>
    <style:style style:name="T4" style:family="text">
      <style:text-properties officeooo:rsid="00234427"/>
    </style:style>
    <style:style style:name="T5" style:family="text">
      <style:text-properties officeooo:rsid="0026b496"/>
    </style:style>
    <style:style style:name="T6" style:family="text">
      <style:text-properties officeooo:rsid="00283e9c"/>
    </style:style>
    <style:style style:name="T7" style:family="text">
      <style:text-properties officeooo:rsid="002a3826"/>
    </style:style>
    <style:style style:name="T8" style:family="text">
      <style:text-properties officeooo:rsid="002a8e01"/>
    </style:style>
    <style:style style:name="T9" style:family="text">
      <style:text-properties officeooo:rsid="00308b09"/>
    </style:style>
    <style:style style:name="T10" style:family="text">
      <style:text-properties officeooo:rsid="0030bed8"/>
    </style:style>
    <style:style style:name="T11" style:family="text">
      <style:text-properties officeooo:rsid="0034c16e"/>
    </style:style>
    <style:style style:name="T12" style:family="text">
      <style:text-properties officeooo:rsid="00373e6b"/>
    </style:style>
    <style:style style:name="T13" style:family="text">
      <style:text-properties officeooo:rsid="0037bc98"/>
    </style:style>
    <style:style style:name="T14" style:family="text">
      <style:text-properties officeooo:rsid="00398245"/>
    </style:style>
    <style:style style:name="T15" style:family="text">
      <style:text-properties officeooo:rsid="003d87e0"/>
    </style:style>
    <style:style style:name="T16" style:family="text">
      <style:text-properties officeooo:rsid="003e6457"/>
    </style:style>
    <style:style style:name="T17" style:family="text">
      <style:text-properties officeooo:rsid="00409e4a"/>
    </style:style>
    <style:style style:name="T18" style:family="text">
      <style:text-properties officeooo:rsid="00426c90"/>
    </style:style>
    <style:style style:name="T19" style:family="text">
      <style:text-properties officeooo:rsid="00433e8f"/>
    </style:style>
    <style:style style:name="T20" style:family="text">
      <style:text-properties officeooo:rsid="0044e379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34427" style:font-weight-asian="normal" style:font-weight-complex="normal"/>
    </style:style>
    <style:style style:name="T23" style:family="text">
      <style:text-properties fo:font-weight="normal" officeooo:rsid="0044e379" style:font-weight-asian="normal" style:font-weight-complex="normal"/>
    </style:style>
    <style:style style:name="T24" style:family="text">
      <style:text-properties fo:font-weight="normal" officeooo:rsid="003e6457" style:font-weight-asian="normal" style:font-weight-complex="normal"/>
    </style:style>
    <style:style style:name="T25" style:family="text">
      <style:text-properties fo:font-weight="normal" officeooo:rsid="00465aa1" style:font-weight-asian="normal" style:font-weight-complex="normal"/>
    </style:style>
    <style:style style:name="T26" style:family="text">
      <style:text-properties fo:font-weight="normal" officeooo:rsid="00479741" style:font-weight-asian="normal" style:font-weight-complex="normal"/>
    </style:style>
    <style:style style:name="T27" style:family="text">
      <style:text-properties fo:font-weight="normal" officeooo:rsid="00409e4a" style:font-weight-asian="normal" style:font-weight-complex="normal"/>
    </style:style>
    <style:style style:name="T28" style:family="text">
      <style:text-properties officeooo:rsid="0047df86"/>
    </style:style>
    <style:style style:name="T29" style:family="text">
      <style:text-properties officeooo:rsid="004939f4"/>
    </style:style>
    <style:style style:name="T30" style:family="text">
      <style:text-properties officeooo:rsid="004c1a02"/>
    </style:style>
    <style:style style:name="T31" style:family="text">
      <style:text-properties officeooo:rsid="00521877"/>
    </style:style>
    <style:style style:name="T32" style:family="text">
      <style:text-properties officeooo:rsid="00533f9f"/>
    </style:style>
    <style:style style:name="T33" style:family="text">
      <style:text-properties officeooo:rsid="0053f232"/>
    </style:style>
    <style:style style:name="T34" style:family="text">
      <style:text-properties officeooo:rsid="00559826"/>
    </style:style>
    <style:style style:name="T35" style:family="text">
      <style:text-properties officeooo:rsid="0058814b"/>
    </style:style>
    <style:style style:name="T36" style:family="text">
      <style:text-properties officeooo:rsid="005bc21f"/>
    </style:style>
    <style:style style:name="T37" style:family="text">
      <style:text-properties officeooo:rsid="005c0f34"/>
    </style:style>
    <style:style style:name="T38" style:family="text">
      <style:text-properties officeooo:rsid="00642eba"/>
    </style:style>
    <style:style style:name="T39" style:family="text">
      <style:text-properties officeooo:rsid="00649daa"/>
    </style:style>
    <style:style style:name="T40" style:family="text">
      <style:text-properties officeooo:rsid="0065cd99"/>
    </style:style>
    <style:style style:name="T41" style:family="text">
      <style:text-properties officeooo:rsid="006a3f54"/>
    </style:style>
    <style:style style:name="T42" style:family="text">
      <style:text-properties officeooo:rsid="006b8449"/>
    </style:style>
    <style:style style:name="T43" style:family="text">
      <style:text-properties officeooo:rsid="00713b54"/>
    </style:style>
    <style:style style:name="T44" style:family="text">
      <style:text-properties officeooo:rsid="0073fec9"/>
    </style:style>
    <style:style style:name="T45" style:family="text">
      <style:text-properties officeooo:rsid="007f6b9d"/>
    </style:style>
    <style:style style:name="T46" style:family="text">
      <style:text-properties officeooo:rsid="009577d9"/>
    </style:style>
    <style:style style:name="T47" style:family="text">
      <style:text-properties officeooo:rsid="0096f944"/>
    </style:style>
    <style:style style:name="T48" style:family="text">
      <style:text-properties officeooo:rsid="009853b7"/>
    </style:style>
    <style:style style:name="T49" style:family="text">
      <style:text-properties officeooo:rsid="009a4f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Arduino</text:p>
      <text:p text:style-name="P1"/>
      <text:p text:style-name="P1">- Hardware: Microcontroller + Board, <text:span text:style-name="T3">viele I/O- Pins, Serielle Schnittstelle</text:span></text:p>
      <text:p text:style-name="P1">- Software: <text:span text:style-name="T2">IDE, Hardware in C++ (-Dialekt) programmierbar</text:span></text:p>
      <text:p text:style-name="P1">- Open Source / <text:span text:style-name="T14">Open Hardware </text:span>→<text:span text:style-name="T12"> quelloffen</text:span></text:p>
      <text:p text:style-name="P1"/>
      <text:p text:style-name="P1">- <text:span text:style-name="T11">DIY </text:span></text:p>
      <text:p text:style-name="P1"/>
      <text:p text:style-name="P7">Anwendungen:</text:p>
      <text:p text:style-name="P7">- Experimentieren <text:span text:style-name="T30">(Folie)</text:span></text:p>
      <text:p text:style-name="P7">- Lernen</text:p>
      <text:p text:style-name="P7">- „<text:span text:style-name="T10">Physical Computing“: reagieren oder einwirken auf Vorgänge der „realen Welt“</text:span></text:p>
      <text:p text:style-name="P9">Typische Szenarien:</text:p>
      <text:p text:style-name="P7">- <text:span text:style-name="T8">Steuern von Abläufen</text:span></text:p>
      <text:p text:style-name="P7">- <text:span text:style-name="T8">Messen z.B. von Sensoren</text:span></text:p>
      <text:p text:style-name="P7">- <text:span text:style-name="T8">Ansteuern von Geräten</text:span></text:p>
      <text:p text:style-name="P7">- I/O-Pins lesen und schreiben</text:p>
      <text:p text:style-name="P8">- <text:span text:style-name="T7">Hardware selbst bauen</text:span></text:p>
      <text:p text:style-name="P8">- „<text:span text:style-name="T12">Interaktive Installationen“</text:span></text:p>
      <text:p text:style-name="P8">- <text:span text:style-name="T13">Szenarien mit niedrigem Stromverbrauch</text:span></text:p>
      <text:p text:style-name="P1"/>
      <text:p text:style-name="P1">Vorteile:</text:p>
      <text:p text:style-name="P1">- <text:span text:style-name="T11">niedriger Stromverbrauch (vgl. Raspberry Pi etc.)</text:span></text:p>
      <text:p text:style-name="P1">- Sehr einfach zu benutzen, quasi ohne Vorkenntnisse</text:p>
      <text:p text:style-name="P1">- <text:span text:style-name="T1">Sehr gute Dokumentation</text:span></text:p>
      <text:p text:style-name="P1">- <text:span text:style-name="T1">Riesige Community</text:span></text:p>
      <text:p text:style-name="P1">- <text:span text:style-name="T9">Viele Beispiele, Anleitungen, …</text:span></text:p>
      <text:p text:style-name="P1"/>
      <text:p text:style-name="P3">2. <text:span text:style-name="T6">Hardware</text:span></text:p>
      <text:p text:style-name="P3"/>
      <text:p text:style-name="P3">Arduino Modelle</text:p>
      <text:p text:style-name="P2"/>
      <text:p text:style-name="P5">Populär:</text:p>
      <text:p text:style-name="P31">- Arduino Uno (ver. 3):</text:p>
      <text:p text:style-name="P12"><text:span text:style-name="T4">- „</text:span>The UNO is the best board to get started with electronics and coding.“ <text:span text:style-name="T15">(</text:span><text:a xlink:type="simple" xlink:href="https://store.arduino.cc/arduino-uno-rev3" text:style-name="Internet_20_link" text:visited-style-name="Visited_20_Internet_20_Link"><text:span text:style-name="T15">https://store.arduino.cc/arduino-uno-rev3</text:span></text:a><text:span text:style-name="T15">)</text:span></text:p>
      <text:p text:style-name="P12">- <text:span text:style-name="T20">ATmega328P Mikrocontroller</text:span></text:p>
      <text:p text:style-name="P26">- <text:span text:style-name="T16">8-Bit Mikrocontroller</text:span></text:p>
      <text:p text:style-name="P27">- <text:span text:style-name="T16">32K Bytes Flash-Speicher</text:span></text:p>
      <text:p text:style-name="P13">- <text:span text:style-name="T17">5V Betriebsspannung (z.B. über USB)</text:span></text:p>
      <text:p text:style-name="P13">- <text:span text:style-name="T18">Input / Output:</text:span></text:p>
      <text:p text:style-name="P27">- <text:span text:style-name="T18">6 Analog-Eingänge</text:span></text:p>
      <text:p text:style-name="P27">- <text:span text:style-name="T19">14 Digitale I/O-Pins</text:span></text:p>
      <text:p text:style-name="P27">- <text:span text:style-name="T34">1 Serielle Schnittstelle (USB-Anschluss) zur Kommunikation mit PC</text:span></text:p>
      <text:p text:style-name="P6"/>
      <text:p text:style-name="P6"><text:span text:style-name="T22">- </text:span><text:span text:style-name="Strong_20_Emphasis"><text:span text:style-name="T21">Arduino Mega 2560</text:span></text:span></text:p>
      <text:p text:style-name="P14"><text:span text:style-name="Strong_20_Emphasis"><text:span text:style-name="T21">- Atmega2560 </text:span></text:span><text:span text:style-name="Strong_20_Emphasis"><text:span text:style-name="T23">Mikrocontroller</text:span></text:span></text:p>
      <text:p text:style-name="P28"><text:span text:style-name="Strong_20_Emphasis"><text:span text:style-name="T23">- </text:span></text:span><text:span text:style-name="Strong_20_Emphasis"><text:span text:style-name="T24">8-Bit </text:span></text:span><text:span text:style-name="Strong_20_Emphasis"><text:span text:style-name="T25">Atmel</text:span></text:span><text:span text:style-name="Strong_20_Emphasis"><text:span text:style-name="T24"> Mikrocontroller</text:span></text:span></text:p>
      <text:p text:style-name="P28"><text:span text:style-name="Strong_20_Emphasis"><text:span text:style-name="T24">- 256 KB </text:span></text:span><text:span text:style-name="Strong_20_Emphasis"><text:span text:style-name="T26">Flash-Speicher</text:span></text:span></text:p>
      <text:p text:style-name="P15"><text:soft-page-break/><text:span text:style-name="Strong_20_Emphasis"><text:span text:style-name="T26">- </text:span></text:span><text:span text:style-name="Strong_20_Emphasis"><text:span text:style-name="T27">5V Betriebsspannung (z.B. über USB)</text:span></text:span></text:p>
      <text:p text:style-name="P15">- <text:span text:style-name="T18">Input / Output:</text:span></text:p>
      <text:p text:style-name="P29">- <text:span text:style-name="T28">16 Analog-Eingänge</text:span></text:p>
      <text:p text:style-name="P29">- <text:span text:style-name="T29">45 Digitale I/O-Pins</text:span></text:p>
      <text:p text:style-name="P30">- <text:span text:style-name="T35">4 Serielle Schnittstellen (USB-Anschluss) zur Kommunikation mit PC</text:span></text:p>
      <text:p text:style-name="P10"/>
      <text:p text:style-name="P4">3. Nachbauten</text:p>
      <text:p text:style-name="P4"/>
      <text:p text:style-name="P4">- <text:span text:style-name="T5">Meist billiger</text:span></text:p>
      <text:p text:style-name="P4">- <text:span text:style-name="T5">Meist fast gleichwertig</text:span></text:p>
      <text:p text:style-name="P4"/>
      <text:p text:style-name="P20">Software:</text:p>
      <text:p text:style-name="P20"/>
      <text:p text:style-name="P20">- <text:span text:style-name="T31">Arduino IDE (Folie)</text:span></text:p>
      <text:p text:style-name="P16">- <text:span text:style-name="T37">Editor</text:span></text:p>
      <text:p text:style-name="P32">- steuert Compiler, Upload über USB, u.v.m</text:p>
      <text:p text:style-name="P20">- <text:span text:style-name="T36">Alternative Lsg.:</text:span></text:p>
      <text:p text:style-name="P18">- Editor + Terminal-Programm</text:p>
      <text:p text:style-name="P4"/>
      <text:p text:style-name="P11"><text:span text:style-name="T31">4</text:span>. <text:span text:style-name="T31">MIDI (</text:span>Musical Instrument Digital Interface<text:span text:style-name="T32">)</text:span></text:p>
      <text:p text:style-name="P11"/>
      <text:p text:style-name="P11">- <text:span text:style-name="T32">Standard zum Austausch von Daten zw. elektron. Musikinstrumenten</text:span></text:p>
      <text:p text:style-name="P11">- <text:span text:style-name="T33">Standard beschreibt Hardware und Protokoll</text:span></text:p>
      <text:p text:style-name="P11"/>
      <text:p text:style-name="P11">- <text:span text:style-name="T38">Hardware: (Folie)</text:span></text:p>
      <text:p text:style-name="P17">- <text:span text:style-name="T38">5V Serielle Schnittstelle</text:span></text:p>
      <text:p text:style-name="P17">- <text:span text:style-name="T44">Steckverbindung: 5-Pol DIN-Buchsens</text:span></text:p>
      <text:p text:style-name="P17">- <text:span text:style-name="T45">Anschlüsse: In, Out, und Thru</text:span></text:p>
      <text:p text:style-name="P21"/>
      <text:p text:style-name="P22">Protokoll:</text:p>
      <text:p text:style-name="P22">- <text:span text:style-name="T39">Serielles Protokoll (UART)</text:span></text:p>
      <text:p text:style-name="P22">- <text:span text:style-name="T40">Byteweise</text:span></text:p>
      <text:p text:style-name="P22">- <text:span text:style-name="T40">Midi-Befehl besteht aus 3 Bytes</text:span></text:p>
      <text:p text:style-name="P19">- <text:span text:style-name="T41">1. Byte: Befehl + Kanal</text:span></text:p>
      <text:p text:style-name="P19">- <text:span text:style-name="T42">2. und 3. Byte: Argumente des Befehls</text:span></text:p>
      <text:p text:style-name="P22"/>
      <text:p text:style-name="P24">Typische Befehle <text:s/><text:span text:style-name="T43">(Folie):</text:span></text:p>
      <text:p text:style-name="P23">- Note On</text:p>
      <text:p text:style-name="P23">- Note Off</text:p>
      <text:p text:style-name="P23"/>
      <text:p text:style-name="P23"/>
      <text:p text:style-name="P25">sgDevice</text:p>
      <text:p text:style-name="P25"/>
      <text:p text:style-name="P25">- <text:span text:style-name="T47">Repo</text:span></text:p>
      <text:p text:style-name="P25">- <text:span text:style-name="T46">Bilder vom Device</text:span></text:p>
      <text:p text:style-name="P25">- <text:span text:style-name="T48">Demo:</text:span></text:p>
      <text:p text:style-name="P25"><text:tab/>- <text:span text:style-name="T49">pd + sgDevice 2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29T22:53:06.653902168</meta:creation-date>
    <dc:date>2019-07-30T10:29:06.543535127</dc:date>
    <meta:editing-duration>PT11H4M56S</meta:editing-duration>
    <meta:editing-cycles>66</meta:editing-cycles>
    <meta:generator>LibreOffice/6.3.0.4$Linux_X86_64 LibreOffice_project/30$Build-4</meta:generator>
    <meta:document-statistic meta:table-count="0" meta:image-count="0" meta:object-count="0" meta:page-count="2" meta:paragraph-count="75" meta:word-count="327" meta:character-count="2094" meta:non-whitespace-character-count="1839"/>
  </office:meta>
</office:document-meta>
</file>